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0.693cm" style:rel-column-width="393*"/>
    </style:style>
    <style:style style:name="Tableau1.B" style:family="table-column">
      <style:table-column-properties style:column-width="16.307cm" style:rel-column-width="9245*"/>
    </style:style>
    <style:style style:name="Tableau1.A1" style:family="table-cell">
      <style:table-cell-properties fo:padding="0.097cm" fo:border="none"/>
    </style:style>
    <style:style style:name="P1" style:family="paragraph" style:parent-style-name="Footnote">
      <style:text-properties officeooo:rsid="000823c3" officeooo:paragraph-rsid="000823c3"/>
    </style:style>
    <style:style style:name="P2" style:family="paragraph" style:parent-style-name="Standard">
      <style:text-properties officeooo:rsid="000823c3" officeooo:paragraph-rsid="000823c3"/>
    </style:style>
    <style:style style:name="P3" style:family="paragraph" style:parent-style-name="Standard">
      <style:paragraph-properties fo:text-align="justify" style:justify-single-word="false"/>
      <style:text-properties officeooo:rsid="000823c3" officeooo:paragraph-rsid="000823c3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823c3" officeooo:paragraph-rsid="000823c3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officeooo:rsid="00090578" officeooo:paragraph-rsid="00090578"/>
    </style:style>
    <style:style style:name="P7" style:family="paragraph" style:parent-style-name="Standard">
      <style:paragraph-properties fo:text-align="justify" style:justify-single-word="false"/>
      <style:text-properties officeooo:rsid="00090578" officeooo:paragraph-rsid="00090578"/>
    </style:style>
    <style:style style:name="P8" style:family="paragraph" style:parent-style-name="Standard">
      <style:paragraph-properties fo:text-align="justify" style:justify-single-word="false"/>
      <style:text-properties officeooo:paragraph-rsid="00090578"/>
    </style:style>
    <style:style style:name="P9" style:family="paragraph" style:parent-style-name="Standard">
      <style:text-properties fo:font-weight="bold" officeooo:rsid="000823c3" officeooo:paragraph-rsid="000823c3" style:font-weight-asian="bold" style:font-weight-complex="bold"/>
    </style:style>
    <style:style style:name="P10" style:family="paragraph" style:parent-style-name="Table_20_Contents">
      <style:paragraph-properties fo:line-height="150%" fo:text-align="justify" style:justify-single-word="false"/>
    </style:style>
    <style:style style:name="P11" style:family="paragraph" style:parent-style-name="Table_20_Contents">
      <style:paragraph-properties fo:line-height="150%" fo:text-align="end" style:justify-single-word="false"/>
      <style:text-properties fo:font-style="italic" officeooo:paragraph-rsid="000823c3" style:font-style-asian="italic" style:font-style-complex="italic"/>
    </style:style>
    <style:style style:name="P12" style:family="paragraph" style:parent-style-name="Table_20_Contents">
      <style:paragraph-properties fo:line-height="150%" fo:text-align="end" style:justify-single-word="false"/>
      <style:text-properties fo:font-style="italic" officeooo:rsid="000823c3" officeooo:paragraph-rsid="000823c3" style:font-style-asian="italic" style:font-style-complex="italic"/>
    </style:style>
    <style:style style:name="T1" style:family="text">
      <style:text-properties officeooo:rsid="000823c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90578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090578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ietzsche : la critique du « je pense »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Line2864615948736">
          <table:table-cell table:style-name="Tableau1.A1" office:value-type="string">
            <text:p text:style-name="P11"><text:span text:style-name="T1">1</text:span></text:p>
            <text:p text:style-name="P11"/>
            <text:p text:style-name="P11"/>
            <text:p text:style-name="P11"/>
            <text:p text:style-name="P12">5</text:p>
            <text:p text:style-name="P12"/>
            <text:p text:style-name="P12"/>
            <text:p text:style-name="P12"/>
            <text:p text:style-name="P12"/>
            <text:p text:style-name="P12">10</text:p>
          </table:table-cell>
          <table:table-cell table:style-name="Tableau1.A1" office:value-type="string">
            <text:p text:style-name="P10">« §17. En ce qui concerne la superstition du logicien, je ne me lasserai pas de souligner un petit fait bref que ces superstitieux répugnent à avouer, à savoir qu’une pensée vient quand elle veut, et non quand “je” veux ; c’est donc falsifier les faits que de dire : le sujet “je” est la condition du prédicat<text:note text:id="ftn0" text:note-class="footnote"><text:note-citation>1</text:note-citation><text:note-body><text:p text:style-name="P1">D’un point de vue grammatical, un « prédicat » désigne ce qui est dit d’un sujet. Par exemple, dans la phrase « le ciel est bleu », le sujet est le ciel (c’est ce dont on parle), et le prédicat est « bleu ».</text:p></text:note-body></text:note> “pense”. Quelque chose pense, mais que ce quelque chose soit précisément l’antique et fameux “je”, ce n’est à tout le moins qu’une supposition, une allégation, ce n’est surtout pas une “certitude immédiate”. Enfin, c’est déjà trop dire que d’avancer qu’il y a quelque chose qui pense ; déjà ce “quelque chose” comporte une interprétation du processus et ne fait pas partie du processus lui-même. On déduit ici, selon la routine grammaticale : “penser est une action, or toute action suppose un sujet agissant, donc… » (…) peut-être les logiciens eux aussi s’habitueront-ils un jour à se passer de ce petit “quelque chose”, qu’a laissé en s’évaporant le brave vieux “moi”. »</text:p>
          </table:table-cell>
        </table:table-row>
      </table:table>
      <text:p text:style-name="P5">F. Nietzsche, <text:span text:style-name="T2">Par-delà le bien et le mal</text:span>, <text:span text:style-name="T1">§§ </text:span>16-17</text:p>
      <text:p text:style-name="Standard"/>
      <text:p text:style-name="Standard"/>
      <text:p text:style-name="P9">Compréhension du texte</text:p>
      <text:p text:style-name="P2"/>
      <text:p text:style-name="P3">1. <text:span text:style-name="T7">(ligne 1)</text:span> Quelle est la « superstition du logicien » à laquelle Nietzsche fait référence ? Pour le comprendre, analysez l’idée de <text:span text:style-name="T2">superstition</text:span>, et analysez le terme de <text:span text:style-name="T2">logicien</text:span><text:span text:style-name="T3"> en le décomposant.</text:span></text:p>
      <text:p text:style-name="P3"><text:span text:style-name="T3"/></text:p>
      <text:p text:style-name="P3"><text:span text:style-name="T3">2. </text:span><text:span text:style-name="T5">(lignes 3-4)</text:span><text:span text:style-name="T3"> Quand Nietzsche dit « le sujet “je” est la condition du prédicat “pense” », quel sens faut-il donner au mot « sujet » ?</text:span></text:p>
      <text:p text:style-name="P3"><text:span text:style-name="T3"/></text:p>
      <text:p text:style-name="P7"><text:span text:style-name="T3">3. </text:span><text:span text:style-name="T5">(ligne 5)</text:span><text:span text:style-name="T3"> Quand Nietzsche parle de « l’antique et fameux “je” », il y a une tonalité ironique. Expliquez de quelle croyance Nietzsche se moque, et pourquoi nous tenons à cette croyance.</text:span></text:p>
      <text:p text:style-name="P3"><text:span text:style-name="T3"/></text:p>
      <text:p text:style-name="P7"><text:span text:style-name="T3">4. </text:span><text:span text:style-name="T5">(lignes 4-8)</text:span><text:span text:style-name="T3"> Comment Nietzsche progresse-t-il dans sa réflexion entre les lignes 4 à 6 d’une part, et les lignes 6 à 8 d’autre part ?</text:span></text:p>
      <text:p text:style-name="P7"><text:span text:style-name="T3"/></text:p>
      <text:p text:style-name="P7"><text:span text:style-name="T3">5. </text:span><text:span text:style-name="T5">(lignes 7-8)</text:span><text:span text:style-name="T3"> Expliquez « déjà ce “quelque chose” comporte une interprétation du processus et ne fait pas partie du processus lui-même ». Comment faudrait-il formuler l’expérience du « je pense » que propose Descartes, si on voulait être tout à fait fidèle à ce qui se passe ?</text:span></text:p>
      <text:p text:style-name="P7"><text:span text:style-name="T3"/></text:p>
      <text:p text:style-name="P8"><text:span text:style-name="T4">6. </text:span><text:span text:style-name="T6">(lignes 8-11)</text:span><text:span text:style-name="T4"> Nietzsche veut mettre en lumière ici une racine puissante de notre croyance au « je ». Laquelle est-elle 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4T20:33:54.312000000</meta:creation-date>
    <dc:date>2022-11-21T21:43:30.077000000</dc:date>
    <meta:editing-duration>P3DT8H41M26S</meta:editing-duration>
    <meta:editing-cycles>5</meta:editing-cycles>
    <meta:generator>LibreOffice/7.3.1.3$Windows_X86_64 LibreOffice_project/a69ca51ded25f3eefd52d7bf9a5fad8c90b87951</meta:generator>
    <meta:document-statistic meta:table-count="1" meta:image-count="0" meta:object-count="0" meta:page-count="1" meta:paragraph-count="14" meta:word-count="428" meta:character-count="2364" meta:non-whitespace-character-count="1950"/>
  </office:meta>
</office:document-meta>
</file>